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office:automatic-styles>
  <office:body>
    <office:text text:use-soft-page-breaks="true">
      <text:p text:style-name="P1">Mid-Senior PHP Developer | Laravel | Bath | £45k</text:p>
      <text:p text:style-name="Normal"/>
      <text:p text:style-name="Normal">In 2021 no one should have to deal with a dinosaur database or clunky CRM system. That said, for many in healthcare, that is the reality – cumbersome, clunky and complicated systems make life hell for some healthcare practices.</text:p>
      <text:p text:style-name="Normal"/>
      <text:p text:style-name="Normal">Well SR2 are exclusively partnered with an organisation who are putting a change to that - they have created a sleek, intuitive and responsive platform which is flying off the shelves both in the UK and overseas being snapped up by independents, multi-site practices and corporates. The platform enables those in the profession to manage cases, follow up leads and it integrates with just about any platform they will use be that Instagram or any other social platform, any payments provider even those who offer credit, basically anything they need it to.</text:p>
      <text:p text:style-name="Normal"/>
      <text:p text:style-name="Normal">The reviews are astounding, someone’s actually described it as ‘fun’ – not words you’d ever associate with a CRM system, particularly a healthcare one.</text:p>
      <text:p text:style-name="Normal"/>
      <text:p text:style-name="Normal">Anyway right now they are in the market for a PHP Developer to join their team. They have new features to add and a boatload of integrations to work on, these including bots/live chat functions, call tracking (that identifies the caller and immediately loads their profile) and a bunch of automation work. What they’d love is someone who knows enough to get stuck in and put their own touch on the builds. They’d ideally like someone with experience in Laravel, Docker, AWS, MySQL, APIs – some knowledge of testing wouldn’t go amiss either although there is some flexibility in the skills you bring provided your attitude towards learning is positive and proactive.</text:p>
      <text:p text:style-name="Normal"/>
      <text:p text:style-name="Normal">This is a chance to join an organisation with a culture of autonomy, whose leader is fair, pragmatic and just a generally nice person. The other developers in the team frequent meetups and take a real interest in technology, not limited to the tech they work with. It’s a really positive atmosphere and as such, many of the developers that work there have been there for many years.</text:p>
      <text:p text:style-name="Normal"/>
      <text:p text:style-name="Normal">Salary-wise they are paying up to £45,000 although every employee in the organisation benefits from owning shares. They believe that someone who is to be responsible for making their product better should be rewarded with a piece of the pie, why wouldn’t they! You’ll also benefit from regular organised socials, flexible, modern working practices and a set-up of your choosing.<text:s/></text:p>
      <text:p text:style-name="Normal"/>
      <text:p text:style-name="Normal">Their bright and airy office is 2 minutes from Bath Spa station and post covid they would like someone who could go in a couple of times per week.</text:p>
      <text:p text:style-name="Normal"/>
      <text:p text:style-name="Normal">If you’d like to join an organisation who are doing awesome things but won’t be expecting you to burn the midnight oil or won’t be putting loads of pressure on you to meet arbitrary deadlines, it’s worth us having a chat about this one.</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Calibri" style:font-name-complex="Calibri"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talie Sidwick</meta:initial-creator>
    <dc:creator>Natalie Sidwick</dc:creator>
    <meta:creation-date>2021-05-20T12:33:00Z</meta:creation-date>
    <dc:date>2021-05-20T12:33:00Z</dc:date>
    <meta:template xlink:href="Normal" xlink:type="simple"/>
    <meta:editing-cycles>1</meta:editing-cycles>
    <meta:editing-duration>PT0S</meta:editing-duration>
    <meta:document-statistic meta:page-count="1" meta:paragraph-count="5" meta:word-count="419" meta:character-count="2804" meta:row-count="19" meta:non-whitespace-character-count="2390"/>
  </office:meta>
</office:document-meta>
</file>